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Roboto Light" svg:font-family="Roboto Light"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Roboto Light"/>
    </style:style>
    <style:style style:name="P2" style:parent-style-name="Standard" style:family="paragraph">
      <style:text-properties style:font-name="Roboto Light"/>
    </style:style>
    <style:style style:name="P3" style:parent-style-name="Standard" style:family="paragraph">
      <style:text-properties style:font-name="Roboto Light"/>
    </style:style>
    <style:style style:name="P4" style:parent-style-name="Standard" style:family="paragraph">
      <style:text-properties style:font-name="Roboto Light"/>
    </style:style>
    <style:style style:name="P5" style:parent-style-name="Standard" style:family="paragraph">
      <style:text-properties style:font-name="Roboto Light"/>
    </style:style>
    <style:style style:name="P6" style:parent-style-name="Standard" style:family="paragraph">
      <style:text-properties style:font-name="Roboto Light"/>
    </style:style>
    <style:style style:name="P7" style:parent-style-name="Standard" style:family="paragraph">
      <style:text-properties style:font-name="Roboto Light"/>
    </style:style>
    <style:style style:name="P8" style:parent-style-name="Standard" style:family="paragraph">
      <style:text-properties style:font-name="Roboto Light"/>
    </style:style>
    <style:style style:name="P9" style:parent-style-name="Standard" style:family="paragraph">
      <style:text-properties style:font-name="Roboto Light"/>
    </style:style>
    <style:style style:name="P10" style:parent-style-name="Standard" style:family="paragraph">
      <style:text-properties style:font-name="Roboto Light"/>
    </style:style>
    <style:style style:name="P11" style:parent-style-name="Standard" style:family="paragraph">
      <style:text-properties style:font-name="Roboto Light"/>
    </style:style>
    <style:style style:name="P12" style:parent-style-name="Standard" style:family="paragraph">
      <style:text-properties style:font-name="Roboto Light"/>
    </style:style>
    <style:style style:name="P13" style:parent-style-name="Standard" style:family="paragraph">
      <style:text-properties style:font-name="Roboto Light"/>
    </style:style>
    <style:style style:name="P14" style:parent-style-name="Standard" style:family="paragraph">
      <style:text-properties style:font-name="Roboto Light"/>
    </style:style>
    <style:style style:name="P15" style:parent-style-name="Standard" style:family="paragraph">
      <style:text-properties style:font-name="Roboto Light"/>
    </style:style>
    <style:style style:name="T16" style:parent-style-name="Fuentedepárrafopredeter." style:family="text">
      <style:text-properties style:font-name="Roboto Light"/>
    </style:style>
  </office:automatic-styles>
  <office:body>
    <office:text text:use-soft-page-breaks="true">
      <text:p text:style-name="P1">NEOCOM – ANDROID Section</text:p>
      <text:p text:style-name="P2">MODEL-PART ASSOCIATIONS</text:p>
      <text:p text:style-name="P3">PilotPartFactory</text:p>
      <text:p text:style-name="P4">Variant: CAPSULEER_LIST</text:p>
      <text:p text:style-name="P5">NeocomApiKey → ApiKeyPart</text:p>
      <text:p text:style-name="P6">Pilot → PilotInfoPart</text:p>
      <text:p text:style-name="P7">Corporation → PilotInfoPart</text:p>
      <text:p text:style-name="P8">Variant:<text:s/>NEOCOM_DASHBOARD</text:p>
      <text:p text:style-name="P9">Director → DirectorPart</text:p>
      <text:p text:style-name="P10">Pilot → PilotInfoPart</text:p>
      <text:p text:style-name="P11"/>
      <text:p text:style-name="P12">NAMES</text:p>
      <text:p text:style-name="P13">The method names have some meaning. I pretend to use the methods that start with “access” as some king of method that performs backend or database opeations so it can take some time to complete and that results should be stored for later uase. Then the “get” methods usually will not perform operation but just retrieve fields values.</text:p>
      <text:p text:style-name="P14"/>
      <text:p text:style-name="P15">ANGULAR</text:p>
      <text:p text:style-name="Standard"><text:span text:style-name="T16">Methods, fields and other items on angular should follow the same mechanincs and naming than on Jav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Roboto Light" svg:font-family="Roboto Light"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am Antinoo</dc:creator>
    <meta:creation-date>2017-10-23T09:37:00Z</meta:creation-date>
    <dc:date>2017-10-23T22:30:00Z</dc:date>
    <meta:template xlink:href="Normal.dotm" xlink:type="simple"/>
    <meta:editing-cycles>3</meta:editing-cycles>
    <meta:editing-duration>PT46380S</meta:editing-duration>
    <meta:document-statistic meta:page-count="1" meta:paragraph-count="1" meta:word-count="103" meta:character-count="690" meta:row-count="4" meta:non-whitespace-character-count="588"/>
  </office:meta>
</office:document-meta>
</file>